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1pt" fo:font-weight="bold" style:font-size-asian="11pt" style:font-weight-asian="bold" style:font-size-complex="11pt"/>
    </style:style>
    <style:style style:name="P6" style:family="paragraph" style:parent-style-name="Standard">
      <style:paragraph-properties fo:text-align="center" style:justify-single-word="false"/>
      <style:text-properties fo:font-size="11pt" fo:language="ru" fo:country="RU" fo:font-weight="bold" style:font-size-asian="11pt" style:font-weight-asian="bold" style:font-size-complex="11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>
      <style:text-properties fo:font-size="11pt" fo:font-weight="bold" style:font-size-asian="11pt" style:font-weight-asian="bold" style:font-size-complex="11pt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none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РЕЕСТР <text:span text:style-name="T2">ДОКУМЕНТОВ</text:span></text:p>
      <text:p text:style-name="P2"/>
      <text:p text:style-name="Standard">Дата составления <text:placeholder text:placeholder-type="text">&lt;Дата&gt;</text:placeholder></text:p>
      <text:p text:style-name="P1"><text:span text:style-name="T1"/></text:p>
      <text:p text:style-name="P9"><text:span text:style-name="T1"><text:placeholder text:placeholder-type="table">&lt;Документы&gt;</text:placeholder></text:span></text:p>
      <text:p text:style-name="P9"><text:span text:style-name="T1"/></text:p>
      <text:p text:style-name="P1"><text:span text:style-name="T1">Всего </text:span><text:s/><text:placeholder text:placeholder-type="text">&lt;ВсегоДокументов&gt;</text:placeholder></text:p>
      <text:p text:style-name="P1">Составитель <text:s/><text:placeholder text:placeholder-type="text">&lt;Пользователь&gt;</text:placeholder></text:p>
      <text:p text:style-name="P1">Параметры составления <text:placeholder text:placeholder-type="text">&lt;Параметры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1.501cm" fo:margin-left="1.501cm" fo:margin-right="1.501cm" style:writing-mode="lr-tb" style:layout-grid-color="#c0c0c0" style:layout-grid-lines="2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РЕЕСТР ВХОДЯЩЕЙ КОРРЕСПОНДЕНЦИИ</dc:title>
    <meta:initial-creator>Lussat_E</meta:initial-creator>
    <meta:creation-date>2008-10-22T11:09:00</meta:creation-date>
    <dc:creator>hdfgh hgfh</dc:creator>
    <dc:date>2009-07-14T15:56:35.28</dc:date>
    <meta:editing-cycles>15</meta:editing-cycles>
    <meta:editing-duration>PT00H46M55S</meta:editing-duration>
    <meta:document-statistic meta:table-count="0" meta:image-count="0" meta:object-count="0" meta:page-count="1" meta:paragraph-count="6" meta:word-count="13" meta:character-count="135"/>
    <meta:user-defined meta:name="Поле 1"/>
    <meta:user-defined meta:name="Поле 2"/>
    <meta:user-defined meta:name="Поле 3"/>
    <meta:user-defined meta:name="Поле 4"/>
  </office:meta>
</office:document-meta>
</file>